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785in" table:align="left"/>
    </style:style>
    <style:style style:name="Table1.A" style:family="table-column">
      <style:table-column-properties style:column-width="3.7951in"/>
    </style:style>
    <style:style style:name="Table1.B" style:family="table-column">
      <style:table-column-properties style:column-width="0.6201in"/>
    </style:style>
    <style:style style:name="Table1.C" style:family="table-column">
      <style:table-column-properties style:column-width="0.0368in"/>
    </style:style>
    <style:style style:name="Table1.D" style:family="table-column">
      <style:table-column-properties style:column-width="0.8264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3.7639in" table:align="left"/>
    </style:style>
    <style:style style:name="Table2.A" style:family="table-column">
      <style:table-column-properties style:column-width="3.7639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7743in" table:align="left"/>
    </style:style>
    <style:style style:name="Table3.A" style:family="table-column">
      <style:table-column-properties style:column-width="0.7743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7674in" table:align="left"/>
    </style:style>
    <style:style style:name="Table4.A" style:family="table-column">
      <style:table-column-properties style:column-width="6.7674in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.1575in" fo:text-indent="0in" style:auto-text-indent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6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777777" style:font-name="arial"/>
    </style:style>
    <style:style style:name="P7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inherit"/>
    </style:style>
    <style:style style:name="P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9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10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12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P13" style:family="paragraph" style:parent-style-name="Table_20_Contents">
      <style:paragraph-properties fo:margin-top="0in" fo:margin-bottom="0in"/>
    </style:style>
    <style:style style:name="P14" style:family="paragraph" style:parent-style-name="Table_20_Contents">
      <style:paragraph-properties fo:margin-top="0in" fo:margin-bottom="0in"/>
      <style:text-properties style:font-name="inherit"/>
    </style:style>
    <style:style style:name="P15" style:family="paragraph" style:parent-style-name="Table_20_Contents">
      <style:paragraph-properties fo:margin-top="0.0528in" fo:margin-bottom="0in" fo:padding="0in" fo:border="none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style:font-name="arial" style:font-name-asian="arial" style:font-name-complex="arial"/>
    </style:style>
    <style:style style:name="T3" style:family="text">
      <style:text-properties fo:color="#222222" fo:background-color="#ffffcc"/>
    </style:style>
    <style:style style:name="T4" style:family="text">
      <style:text-properties fo:color="#555555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inherit" style:font-name-asian="inherit" style:font-name-complex="inheri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<text:span text:style-name="T1">Christopher Van Le</text:span> <text:span text:style-name="T4">&lt;christopher_vanle@yahoo.com&gt;</text:span></text:p>
                </table:table-cell>
              </table:table-row>
            </table:table>
            <text:p text:style-name="P4"/>
          </table:table-cell>
          <table:table-cell table:style-name="Table1.B1" office:value-type="string">
            <text:p text:style-name="P11"><text:bookmark text:name=":1o7"/>5/14/10</text:p>
            <text:p text:style-name="P8"><draw:frame draw:style-name="fr1" draw:name="graphics1" text:anchor-type="as-char" svg:width="0.0102in" svg:height="0.0161in" draw:z-index="2"><draw:image xlink:href="https://mail.google.com/mail/u/0/images/cleardot.gif" xlink:type="simple" xlink:show="embed" xlink:actuate="onLoad"/></draw:frame></text:p>
          </table:table-cell>
          <table:table-cell table:style-name="Table1.C1" office:value-type="string">
            <text:p text:style-name="P4"/>
          </table:table-cell>
          <table:table-cell table:style-name="Table1.D2" table:number-rows-spanned="2" office:value-type="string">
            <text:p text:style-name="P9"><draw:frame draw:style-name="fr1" draw:name="graphics2" text:anchor-type="as-char" svg:width="0.2209in" svg:height="0.2209in" draw:z-index="0"><draw:image xlink:href="https://mail.google.com/mail/u/0/images/cleardot.gif" xlink:type="simple" xlink:show="embed" xlink:actuate="onLoad"/></draw:frame></text:p>
            <text:section text:style-name="Sect1" text:name=":1nu">
              <text:p text:style-name="P10"><draw:frame draw:style-name="fr1" draw:name="graphics3" text:anchor-type="as-char" svg:width="0.2209in" svg:height="0.2209in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6">to aharrin</text:p>
                    <text:p text:style-name="P12"><draw:frame draw:style-name="fr1" draw:name="graphics4" text:anchor-type="as-char" svg:width="0.1264in" svg:height="0.1264in" draw:z-index="3"><draw:image xlink:href="https://mail.google.com/mail/u/0/images/cleardot.gif" xlink:type="simple" xlink:show="embed" xlink:actuate="onLoad"/></draw:frame><text:bookmark text:name=":1nv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covered-table-cell/>
        </table:table-row>
      </table:table>
      <text:section text:style-name="Sect1" text:name=":1nw">
        <text:p text:style-name="P1"/>
      </text:section>
      <text:section text:style-name="Sect1" text:name=":1o9">
        <text:p text:style-name="P2"/>
        <text:section text:style-name="Sect1" text:name=":1oa">
          <table:table table:name="Table4" table:style-name="Table4">
            <table:table-column table:style-name="Table4.A"/>
            <table:table-row>
              <table:table-cell office:value-type="string">
                <text:p text:style-name="P7">Hello Dr. Harrington,</text:p>
                <text:p text:style-name="P13"> </text:p>
                <text:p text:style-name="P14">I just finished going thru the Hands-On Python 3.1 tutorial posted on the web.</text:p>
                <text:p text:style-name="P13"> </text:p>
                <text:p text:style-name="P14">My background is BSEE...I learned Basic/Fortran/Pascal in college but never used it during my 12yrs of work.  Now I'm trying to pick up C/C++ and Python and found your page.</text:p>
                <text:p text:style-name="P13"> </text:p>
                <text:p text:style-name="P14">Unlike many learning resources available, your tutorial is extremely well structured, great explaination of the examples for the .py files, and easy to understand.</text:p>
                <text:p text:style-name="P13"> </text:p>
                <text:p text:style-name="P14">One suggestion is to include the sub headers in the Table of Contents for better referencing.</text:p>
                <text:p text:style-name="P13"> </text:p>
                <text:p text:style-name="P14">I just want to say great job and many thanks for putting it out there!  The tutorial is a big help.</text:p>
                <text:p text:style-name="P13"> </text:p>
                <text:p text:style-name="P14">Best Regards,</text:p>
                <text:p text:style-name="P13"> </text:p>
                <text:p text:style-name="P14"><text:span text:style-name="T3">Christopher</text:span> <text:span text:style-name="T3">Van</text:span> <text:span text:style-name="T3">Le</text:span></text:p>
                <text:p text:style-name="P14">Denver, CO</text:p>
                <text:p text:style-name="P15"> </text:p>
              </table:table-cell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36:09</meta:creation-date>
    <dc:date>2013-05-10T17:36:35</dc:date>
    <meta:editing-duration>P0D</meta:editing-duration>
    <meta:editing-cycles>1</meta:editing-cycles>
    <meta:document-statistic meta:table-count="4" meta:image-count="4" meta:object-count="0" meta:page-count="1" meta:paragraph-count="24" meta:word-count="122" meta:character-count="745" meta:non-whitespace-character-count="621"/>
    <meta:generator>LibreOffice/3.5$MacOSX_x86 LibreOffice_project/e0fbe70-dcba98b-297ab39-994e618-0f858f0</meta:generator>
  </office:meta>
</office:document-meta>
</file>